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 style:list-style-name="L5">
      <style:text-properties style:font-name="Calibri"/>
    </style:style>
    <style:style style:name="P3" style:family="paragraph" style:parent-style-name="Standard">
      <style:text-properties style:font-name="Calibri" fo:font-weight="bold" style:font-weight-asian="bold" style:font-weight-complex="bold"/>
    </style:style>
    <style:style style:name="P4" style:family="paragraph" style:parent-style-name="Standard" style:list-style-name="L6">
      <style:paragraph-properties fo:margin-left="1.251cm" fo:margin-right="0cm" fo:text-indent="-0.635cm" style:auto-text-indent="false"/>
      <style:text-properties style:font-name="Calibri"/>
    </style:style>
    <style:style style:name="P5" style:family="paragraph" style:parent-style-name="Text_20_body" style:list-style-name="L7">
      <style:paragraph-properties fo:margin-left="1.251cm" fo:margin-right="0cm" fo:text-indent="-0.635cm" style:auto-text-indent="false"/>
      <style:text-properties style:font-name="Calibri"/>
    </style:style>
    <style:style style:name="P6" style:family="paragraph" style:parent-style-name="Heading_20_3">
      <style:text-properties style:font-name="Calibri"/>
    </style:style>
    <style:style style:name="P7" style:family="paragraph" style:parent-style-name="Heading_20_1">
      <style:text-properties style:font-name="Calibri"/>
    </style:style>
    <style:style style:name="P8" style:family="paragraph" style:parent-style-name="Heading_20_2">
      <style:text-properties style:font-name="Calibri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Wales walking trip May 2011</text:h>
      <text:h text:style-name="P6" text:outline-level="3">Wednesday 25<text:span text:style-name="T1">th</text:span> May</text:h>
      <text:p text:style-name="P1">Arrive Pen-y-Gwryd Hotel 9:00 pm?</text:p>
      <text:p text:style-name="P1"/>
      <text:h text:style-name="P6" text:outline-level="3">Thursday 26<text:span text:style-name="T1">th</text:span> May</text:h>
      <text:p text:style-name="P3">Based at Pen-y-Gwryd</text:p>
      <text:p text:style-name="P1">High 1</text:p>
      <text:p text:style-name="P1">Medium 3</text:p>
      <text:p text:style-name="P1">Valley 2</text:p>
      <text:h text:style-name="P6" text:outline-level="3">Friday 27<text:span text:style-name="T1">th</text:span> Bfast Pen-y-Gwryd</text:h>
      <text:p text:style-name="P3">Bfast at Pen-y-Gwryd → Beddgelert</text:p>
      <text:p text:style-name="P3"/>
      <text:p text:style-name="P1">High 2/3</text:p>
      <text:p text:style-name="P1">Medium 3</text:p>
      <text:p text:style-name="P1">Valley 1</text:p>
      <text:h text:style-name="P6" text:outline-level="3">Saturday 28<text:span text:style-name="T1">th</text:span> May</text:h>
      <text:p text:style-name="P3">Bfast at Beddgelert</text:p>
      <text:p text:style-name="P3"/>
      <text:p text:style-name="P1">High 2/3</text:p>
      <text:p text:style-name="P1">Medium 1/2</text:p>
      <text:p text:style-name="P1">Valley 2</text:p>
      <text:p text:style-name="P1"/>
      <text:h text:style-name="Heading_20_1" text:outline-level="1">Walks Options</text:h>
      <text:h text:style-name="P8" text:outline-level="2">High level</text:h>
      <text:list xml:id="list35254909" text:style-name="L5">
        <text:list-item>
          <text:p text:style-name="P2">Carnedd Llewelyn (GMD walk 15)</text:p>
        </text:list-item>
        <text:list-item>
          <text:p text:style-name="P2">Tryfan and the Glydders (GMD walk 6)</text:p>
        </text:list-item>
        <text:list-item>
          <text:p text:style-name="P2">Foel Fras and Y Garn (easier walking GMD 12)</text:p>
        </text:list-item>
      </text:list>
      <text:h text:style-name="P8" text:outline-level="2">Medium level</text:h>
      <text:list xml:id="list35233745" text:style-name="L6">
        <text:list-item>
          <text:p text:style-name="P4">Nantlle Ridge (Nuttals 4.2 without Garnedd-goch)</text:p>
        </text:list-item>
        <text:list-item>
          <text:p text:style-name="P4">Moel Hebog from beddgelert (GMD walk 21)</text:p>
        </text:list-item>
        <text:list-item>
          <text:p text:style-name="P4">Cnicht (Nuttalls walk 5.3)</text:p>
        </text:list-item>
      </text:list>
      <text:h text:style-name="P8" text:outline-level="2">Valley level</text:h>
      <text:list xml:id="list35298547" text:style-name="L7">
        <text:list-item>
          <text:p text:style-name="P5">GMD walk 22 from beddgelert</text:p>
        </text:list-item>
        <text:list-item>
          <text:p text:style-name="P5">GMD walk 17 from Capel Curig</text:p>
        </text:list-item>
      </text:list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Diggle</meta:initial-creator>
    <meta:creation-date>2011-05-07T13:54:42.06</meta:creation-date>
    <dc:date>2011-05-07T15:20:10.51</dc:date>
    <dc:creator>Brian Diggle</dc:creator>
    <meta:editing-duration>PT00H18M07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2" meta:paragraph-count="30" meta:word-count="117" meta:character-count="621"/>
  </office:meta>
</office:document-meta>
</file>